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row>
        <mfrac>
          <msup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n>2</mn>
          </msup>
          <msup>
            <mi>a</mi>
            <mn>2</mn>
          </msup>
        </mfrac>
        <mo stretchy="false">+</mo>
        <mfrac>
          <msup>
            <mrow>
              <mo fence="true" stretchy="false">(</mo>
              <mrow>
                <mrow>
                  <mi>y</mi>
                  <mo stretchy="false">−</mo>
                  <msub>
                    <mi>y</mi>
                    <mn>0</mn>
                  </msub>
                </mrow>
              </mrow>
              <mo fence="true" stretchy="false">)</mo>
            </mrow>
            <mn>2</mn>
          </msup>
          <msup>
            <mi>b</mi>
            <mn>2</mn>
          </msup>
        </mfrac>
      </mrow>
      <mo stretchy="false">=</mo>
      <mn>1</mn>
    </mrow>
    <annotation encoding="StarMath 5.0"> (x - x_0)^{2} over a^{2} + (y-y_0)^{2} over b^2 = 1                 

 </annotation>
  </semantics>
</math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1:05:47.919080678</meta:creation-date>
    <dc:date>2022-07-07T11:20:04.518154810</dc:date>
    <meta:editing-duration>PT2M46S</meta:editing-duration>
    <meta:editing-cycles>1</meta:editing-cycles>
    <meta:generator>LibreOffice/6.4.7.2$Linux_X86_64 LibreOffice_project/40$Build-2</meta:generator>
  </office:meta>
</office:document-meta>
</file>